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b376" officeooo:paragraph-rsid="000cb376"/>
    </style:style>
    <style:style style:name="P2" style:family="paragraph" style:parent-style-name="Standard">
      <style:paragraph-properties fo:text-align="start" style:justify-single-word="false"/>
      <style:text-properties officeooo:rsid="000cb376" officeooo:paragraph-rsid="000cb376"/>
    </style:style>
    <style:style style:name="P3" style:family="paragraph" style:parent-style-name="Standard">
      <style:paragraph-properties fo:text-align="start" style:justify-single-word="false"/>
      <style:text-properties officeooo:rsid="000e5ccf" officeooo:paragraph-rsid="000e5ccf"/>
    </style:style>
    <style:style style:name="P4" style:family="paragraph" style:parent-style-name="Standard">
      <style:paragraph-properties fo:text-align="start" style:justify-single-word="false"/>
      <style:text-properties officeooo:rsid="000fef6c" officeooo:paragraph-rsid="000fef6c"/>
    </style:style>
    <style:style style:name="P5" style:family="paragraph" style:parent-style-name="Standard">
      <style:paragraph-properties fo:text-align="start" style:justify-single-word="false"/>
      <style:text-properties officeooo:rsid="0011f2f6" officeooo:paragraph-rsid="0011f2f6"/>
    </style:style>
    <style:style style:name="P6" style:family="paragraph" style:parent-style-name="Standard">
      <style:paragraph-properties fo:text-align="start" style:justify-single-word="false"/>
      <style:text-properties fo:font-weight="normal" officeooo:rsid="000e5ccf" officeooo:paragraph-rsid="000fef6c" style:font-weight-asian="normal" style:font-weight-complex="normal"/>
    </style:style>
    <style:style style:name="P7" style:family="paragraph" style:parent-style-name="Standard">
      <style:paragraph-properties fo:text-align="start" style:justify-single-word="false"/>
      <style:text-properties fo:font-weight="normal" officeooo:rsid="00121bda" officeooo:paragraph-rsid="00121bda" style:font-weight-asian="normal" style:font-weight-complex="normal"/>
    </style:style>
    <style:style style:name="P8" style:family="paragraph" style:parent-style-name="Standard">
      <style:paragraph-properties fo:text-align="start" style:justify-single-word="false"/>
      <style:text-properties fo:font-weight="normal" officeooo:rsid="00121bda" officeooo:paragraph-rsid="001b0464" style:font-weight-asian="normal" style:font-weight-complex="normal"/>
    </style:style>
    <style:style style:name="P9" style:family="paragraph" style:parent-style-name="Standard">
      <style:paragraph-properties fo:text-align="start" style:justify-single-word="false"/>
      <style:text-properties fo:font-weight="normal" officeooo:rsid="0017520c" officeooo:paragraph-rsid="0017520c" style:font-weight-asian="normal" style:font-weight-complex="normal"/>
    </style:style>
    <style:style style:name="P10" style:family="paragraph" style:parent-style-name="Standard">
      <style:paragraph-properties fo:text-align="start" style:justify-single-word="false"/>
      <style:text-properties fo:font-weight="normal" officeooo:rsid="00187e57" officeooo:paragraph-rsid="00187e57" style:font-weight-asian="normal" style:font-weight-complex="normal"/>
    </style:style>
    <style:style style:name="P11" style:family="paragraph" style:parent-style-name="Standard">
      <style:paragraph-properties fo:text-align="start" style:justify-single-word="false"/>
      <style:text-properties fo:font-weight="normal" officeooo:rsid="0018c7a5" officeooo:paragraph-rsid="0018c7a5" style:font-weight-asian="normal" style:font-weight-complex="normal"/>
    </style:style>
    <style:style style:name="P12" style:family="paragraph" style:parent-style-name="Standard">
      <style:paragraph-properties fo:text-align="start" style:justify-single-word="false" fo:break-before="page"/>
      <style:text-properties fo:font-weight="normal" officeooo:rsid="00121bda" officeooo:paragraph-rsid="00121bda"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84033" officeooo:paragraph-rsid="00184033"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187e57" officeooo:paragraph-rsid="00187e57"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1a3d86" officeooo:paragraph-rsid="001a3d86"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1a3d86" officeooo:paragraph-rsid="001a3d86"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18c7a5" officeooo:paragraph-rsid="00199240" style:font-weight-asian="normal" style:font-weight-complex="normal"/>
    </style:style>
    <style:style style:name="P18" style:family="paragraph" style:parent-style-name="Standard" style:list-style-name="L2">
      <style:paragraph-properties fo:text-align="start" style:justify-single-word="false"/>
      <style:text-properties fo:font-weight="normal" officeooo:rsid="00199240" officeooo:paragraph-rsid="00199240"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1a64d0" officeooo:paragraph-rsid="001a64d0" style:font-weight-asian="normal" style:font-weight-complex="normal"/>
    </style:style>
    <style:style style:name="P20" style:family="paragraph" style:parent-style-name="Standard">
      <style:paragraph-properties fo:text-align="start" style:justify-single-word="false"/>
      <style:text-properties fo:font-weight="normal" officeooo:rsid="001e890c" officeooo:paragraph-rsid="001e890c" style:font-weight-asian="normal" style:font-weight-complex="normal"/>
    </style:style>
    <style:style style:name="P21" style:family="paragraph" style:parent-style-name="Standard">
      <style:paragraph-properties fo:text-align="start" style:justify-single-word="false" fo:break-before="page"/>
      <style:text-properties fo:font-weight="normal" officeooo:rsid="001e890c" officeooo:paragraph-rsid="001e890c" style:font-weight-asian="normal" style:font-weight-complex="normal"/>
    </style:style>
    <style:style style:name="T1" style:family="text">
      <style:text-properties officeooo:rsid="000fef6c"/>
    </style:style>
    <style:style style:name="T2" style:family="text">
      <style:text-properties officeooo:rsid="00117e59"/>
    </style:style>
    <style:style style:name="T3" style:family="text">
      <style:text-properties fo:font-style="italic" officeooo:rsid="00117e59" style:font-style-asian="italic" style:font-style-complex="italic"/>
    </style:style>
    <style:style style:name="T4" style:family="text">
      <style:text-properties officeooo:rsid="00145699"/>
    </style:style>
    <style:style style:name="T5" style:family="text">
      <style:text-properties officeooo:rsid="00152c92"/>
    </style:style>
    <style:style style:name="T6" style:family="text">
      <style:text-properties officeooo:rsid="00187e57"/>
    </style:style>
    <style:style style:name="T7" style:family="text">
      <style:text-properties officeooo:rsid="0018c7a5"/>
    </style:style>
    <style:style style:name="T8" style:family="text">
      <style:text-properties officeooo:rsid="00199240"/>
    </style:style>
    <style:style style:name="T9" style:family="text">
      <style:text-properties officeooo:rsid="001b0464"/>
    </style:style>
    <style:style style:name="T10" style:family="text">
      <style:text-properties officeooo:rsid="001ce3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Year Report</text:p>
      <text:p text:style-name="P1"/>
      <text:p text:style-name="P2"/>
      <text:p text:style-name="P3">Contents:</text:p>
      <text:p text:style-name="P3"/>
      <text:p text:style-name="P5">Introduction – convey the scope of your project, aims and objectives</text:p>
      <text:p text:style-name="P3"/>
      <text:p text:style-name="P3">Critical evaluation</text:p>
      <text:p text:style-name="P3">- Game Idea – the idea and concept of the game</text:p>
      <text:p text:style-name="P3">- Methods of implementation – how I thought I might implement the game</text:p>
      <text:p text:style-name="P3">- Types of software – <text:span text:style-name="T2">C++, </text:span>OpenGl, SDL2.0 ...</text:p>
      <text:p text:style-name="P3">- Actual implementation – how the code has been implemented against different methods </text:p>
      <text:p text:style-name="P3">- Program code – how clean the code is and how easy it is to understand (with minimal comments)</text:p>
      <text:p text:style-name="P3">- Program documentation – how well the code has been commented / documented</text:p>
      <text:p text:style-name="P3">- Program building – linux / windows</text:p>
      <text:p text:style-name="P3">- Game features – Game play, aesthetics, music, etc...</text:p>
      <text:p text:style-name="P3"/>
      <text:p text:style-name="P3">background research</text:p>
      <text:p text:style-name="P3">- Different software I could have used</text:p>
      <text:p text:style-name="P3">- Different implementations of software used to create certain features of the game – etc. camera</text:p>
      <text:p text:style-name="P3">- <text:span text:style-name="T2">Different C++ tutorials and examples that were available.</text:span></text:p>
      <text:p text:style-name="P3">- <text:span text:style-name="T2">Different C++/OpenGL resources that are available</text:span></text:p>
      <text:p text:style-name="P3">- <text:span text:style-name="T1">More stuff?</text:span></text:p>
      <text:p text:style-name="P3"/>
      <text:p text:style-name="P3">methodology and planning</text:p>
      <text:p text:style-name="P4">- Scrum – where I would work to reach a goal, adapt to problems, keeping an empirical approach and accepting problems that cannot be overcome, maximizing my ability to quickly produce a high-level of code.</text:p>
      <text:p text:style-name="P3"/>
      <text:p text:style-name="P3">assessment of progress</text:p>
      <text:p text:style-name="P3">- problems encountered, their solutions and lessons learned</text:p>
      <text:p text:style-name="P4">(the camera class) <text:span text:style-name="T3">grrrr </text:span></text:p>
      <text:p text:style-name="P3"/>
      <text:p text:style-name="P3">further areas of possible investigation or enhancements</text:p>
      <text:p text:style-name="P4">- More game features</text:p>
      <text:p text:style-name="P4">- Better graphics/music, more variety in enemies/weaponry.</text:p>
      <text:p text:style-name="P3"/>
      <text:p text:style-name="P3">assessment of success &amp; failure</text:p>
      <text:p text:style-name="P4">(Dunno yet)</text:p>
      <text:p text:style-name="P3"/>
      <text:p text:style-name="P3">development lifecycle</text:p>
      <text:p text:style-name="P4">(wrote some code, wrote some more...)</text:p>
      <text:p text:style-name="P3"/>
      <text:p text:style-name="P3">original project plan.</text:p>
      <text:p text:style-name="P6">- Interim Planning and Research Report</text:p>
      <text:p text:style-name="P12">Introduction</text:p>
      <text:p text:style-name="P7"/>
      <text:p text:style-name="P7">Project Scope</text:p>
      <text:p text:style-name="P7"/>
      <text:p text:style-name="P7"><text:tab/>I am aiming to create a 3D, first person shooter, horde style game where the player controls one character and needs to fight off hordes of enemies which will attempt to <text:span text:style-name="T9">find and </text:span>kill you. The hordes of enemies will come in waves which will get harder the more waves the player survives. The player uses a bow and arrow to kill enemies, and will have elemental imbued arrows to <text:span text:style-name="T4">cause different status effects to the enemy agents. There will be multiple power ups around the map to change the element of the weapons, or to provide the player with more ammo.</text:span></text:p>
      <text:p text:style-name="P8"><text:tab/><text:span text:style-name="T5">I will be using C++ and OpenGL to create the game, along with some extra external libraries which will allow me to develop the game such as SDL2.0, GLM, etc... I will be designing the game to work on Ubuntu and Windows, and using build tools such as Cmake to build my project, and <text:s/>doxygen to document my project.</text:span></text:p>
      <text:p text:style-name="P7"><text:tab/></text:p>
      <text:p text:style-name="P9">Aims</text:p>
      <text:p text:style-name="P9"/>
      <text:list xml:id="list2341208353134122051" text:style-name="L1">
        <text:list-item>
          <text:p text:style-name="P13">Implement FPS <text:span text:style-name="T6">style</text:span> camera <text:span text:style-name="T6">&amp; player controls</text:span></text:p>
        </text:list-item>
        <text:list-item>
          <text:p text:style-name="P14">Implement collision detection</text:p>
        </text:list-item>
        <text:list-item>
          <text:p text:style-name="P14">Implement bow and arrow weaponry &amp; physics </text:p>
        </text:list-item>
        <text:list-item>
          <text:p text:style-name="P13">Implement <text:span text:style-name="T6">enemy agents &amp; good artificial intelligence</text:span></text:p>
        </text:list-item>
        <text:list-item>
          <text:p text:style-name="P14">Implement a scoreboard and scoring system</text:p>
        </text:list-item>
        <text:list-item>
          <text:p text:style-name="P15">Implement 3D model loading</text:p>
        </text:list-item>
        <text:list-item>
          <text:p text:style-name="P14">Implement level generation</text:p>
        </text:list-item>
        <text:list-item>
          <text:p text:style-name="P14">Implement <text:span text:style-name="T7">extra game features ( power ups, etc... )</text:span></text:p>
        </text:list-item>
      </text:list>
      <text:p text:style-name="P10"/>
      <text:p text:style-name="P11">Objectives </text:p>
      <text:p text:style-name="P11"/>
      <text:list xml:id="list98109490482091429" text:style-name="L2">
        <text:list-item>
          <text:p text:style-name="P17">I will develop a 3D camera <text:span text:style-name="T8">by taking advantage of OpenGL and all of its features, as well as </text:span>using my knowledge of matrices and vector mathematics. <text:span text:style-name="T10">Understand the different methods of implementation of cameras.</text:span></text:p>
        </text:list-item>
        <text:list-item>
          <text:p text:style-name="P18">By taking advantage of the capabilities of OpenGL and SDL I will be able to simulate player movement through the camera by key presses and mouse movement.</text:p>
        </text:list-item>
        <text:list-item>
          <text:p text:style-name="P18">Using existing algorithms and methods I will construct and develop a bow and arrow weaponry system with appropriate physics.</text:p>
        </text:list-item>
        <text:list-item>
          <text:p text:style-name="P16">Existing 3D model loading libraries will allow for quick, efficient and easy 3D model loading within the game.</text:p>
        </text:list-item>
        <text:list-item>
          <text:p text:style-name="P19">Simple enemies and artificial intelligence will be achievable using simple state <text:span text:style-name="T9">machines.</text:span></text:p>
        </text:list-item>
      </text:list>
      <text:p text:style-name="P21">Feasibility </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1:28:19.194841818</meta:creation-date>
    <dc:date>2015-02-26T14:36:54.748129281</dc:date>
    <meta:editing-duration>PT2H2M27S</meta:editing-duration>
    <meta:editing-cycles>17</meta:editing-cycles>
    <meta:generator>LibreOffice/4.2.7.2$Linux_X86_64 LibreOffice_project/420m0$Build-2</meta:generator>
    <meta:document-statistic meta:table-count="0" meta:image-count="0" meta:object-count="0" meta:page-count="3" meta:paragraph-count="53" meta:word-count="576" meta:character-count="3463" meta:non-whitespace-character-count="2932"/>
  </office:meta>
</office:document-meta>
</file>